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1ADD1DC53FB51A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441cm, 2.726cm, 9.07cm, 2.37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6cm" svg:height="20.3cm" svg:x="1.092cm" svg:y="2.691cm">
          <draw:image xlink:href="Pictures/10000000000005E8000007E0D1ADD1DC53FB51A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9:50.593990879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